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Standard">
      <style:paragraph-properties fo:margin-top="0.0835in" fo:margin-bottom="0in" style:contextual-spacing="false" fo:line-height="150%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size-complex="14pt"/>
    </style:style>
    <style:style style:name="P4" style:family="paragraph" style:parent-style-name="Text_20_body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22cb61" officeooo:paragraph-rsid="0022cb61" style:font-weight-asian="bold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.0835in" fo:margin-bottom="0.1945in" style:contextual-spacing="false" fo:text-align="center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Text_20_body" style:list-style-name="WWNum1">
      <style:paragraph-properties fo:line-height="150%"/>
    </style:style>
    <style:style style:name="P11" style:family="paragraph" style:parent-style-name="Text_20_body" style:list-style-name="WWNum1">
      <style:paragraph-properties fo:line-height="150%"/>
      <style:text-properties officeooo:paragraph-rsid="00199923"/>
    </style:style>
    <style:style style:name="P12" style:family="paragraph" style:parent-style-name="Text_20_body" style:list-style-name="WWNum1">
      <style:paragraph-properties fo:line-height="150%"/>
      <style:text-properties officeooo:paragraph-rsid="00268be6"/>
    </style:style>
    <style:style style:name="P13" style:family="paragraph" style:parent-style-name="Text_20_body">
      <style:paragraph-properties fo:line-height="150%"/>
    </style:style>
    <style:style style:name="P14" style:family="paragraph" style:parent-style-name="Text_20_body">
      <style:paragraph-properties fo:line-height="150%"/>
      <style:text-properties officeooo:paragraph-rsid="00268be6"/>
    </style:style>
    <style:style style:name="P15" style:family="paragraph" style:parent-style-name="Text_20_body">
      <style:paragraph-properties fo:line-height="150%"/>
      <style:text-properties officeooo:paragraph-rsid="0031813b"/>
    </style:style>
    <style:style style:name="T1" style:family="text">
      <style:text-properties style:font-size-complex="14pt"/>
    </style:style>
    <style:style style:name="T2" style:family="text">
      <style:text-properties fo:language="ru" fo:country="RU" style:font-size-complex="14pt"/>
    </style:style>
    <style:style style:name="T3" style:family="text">
      <style:text-properties fo:font-weight="bold" style:font-weight-asian="bold" style:font-size-complex="14pt"/>
    </style:style>
    <style:style style:name="T4" style:family="text">
      <style:text-properties fo:font-weight="bold" officeooo:rsid="00268be6" style:font-weight-asian="bold" style:font-size-complex="14pt"/>
    </style:style>
    <style:style style:name="T5" style:family="text">
      <style:text-properties officeooo:rsid="002a39d2"/>
    </style:style>
    <style:style style:name="T6" style:family="text">
      <style:text-properties officeooo:rsid="002aed9d"/>
    </style:style>
    <style:style style:name="T7" style:family="text">
      <style:text-properties officeooo:rsid="002c7da9"/>
    </style:style>
    <style:style style:name="T8" style:family="text">
      <style:text-properties officeooo:rsid="002c9046"/>
    </style:style>
    <style:style style:name="T9" style:family="text">
      <style:text-properties officeooo:rsid="002e69ae"/>
    </style:style>
    <style:style style:name="T10" style:family="text">
      <style:text-properties officeooo:rsid="002ed0df"/>
    </style:style>
    <style:style style:name="T11" style:family="text">
      <style:text-properties officeooo:rsid="002f9b8f"/>
    </style:style>
    <style:style style:name="T12" style:family="text">
      <style:text-properties officeooo:rsid="002fb7eb"/>
    </style:style>
    <style:style style:name="T13" style:family="text">
      <style:text-properties officeooo:rsid="0031813b"/>
    </style:style>
    <style:style style:name="T14" style:family="text">
      <style:text-properties officeooo:rsid="0034ce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МІНІСТЕРСТВО ОСВІТИ І НАУКИ УКРАЇНИ</text:span><text:span text:style-name="T1"/></text:p>
      <text:p text:style-name="P6"><text:span text:style-name="T1">ДЕРЖАВНИЙ УНІВЕРСИТЕТ </text:span><text:span text:style-name="T2">ІНФОРМАЦІЙНО-КОМУНІКАЦІЙНИХ </text:span><text:span text:style-name="T1">ТЕХНОЛОГІЙ</text:span><text:bookmark text:name="_GoBack"/><text:span text:style-name="T1"/></text:p>
      <text:p text:style-name="P3"/>
      <text:p text:style-name="P6"><text:span text:style-name="T1">Навчально-науковий інститут інформаційних технологій</text:span><text:span text:style-name="T1"/></text:p>
      <text:p text:style-name="P6"><text:span text:style-name="T1">Кафедра інженерії програмного забезпечення</text:span><text:span text:style-name="T1"/></text:p>
      <text:p text:style-name="P3"/>
      <text:p text:style-name="P3"/>
      <text:p text:style-name="P3"/>
      <text:p text:style-name="P2"><text:span text:style-name="T3">ПРАКТИЧНА РОБОТА </text:span><text:span text:style-name="T4">8</text:span><text:span text:style-name="T3">.</text:span></text:p>
      <text:p text:style-name="P5">ЕФЕКТИВНІСТЬ МЕНЕДЖМЕНТУ ОРГАНІЗАЦІЙ</text:p>
      <text:p text:style-name="P3"/>
      <text:p text:style-name="P3"/>
      <text:p text:style-name="P9"><text:span text:style-name="T1">Підготував: студент групи ПД</text:span><text:span text:style-name="T2">М</text:span><text:span text:style-name="T1">-51</text:span><text:span text:style-name="T1"/></text:p>
      <text:p text:style-name="P9"><text:span text:style-name="T2">Гапей Максим Юр</text:span><text:span text:style-name="T1">і</text:span><text:span text:style-name="T2">йович</text:span><text:span text:style-name="T2"/></text:p>
      <text:p text:style-name="P9"><text:span text:style-name="T1">Перевірив: викладач</text:span><text:span text:style-name="T1"/></text:p>
      <text:p text:style-name="P9"><text:span text:style-name="T1">Ващенко Олександр Петрович</text:span><text:span text:style-name="T1"/></text:p>
      <text:p text:style-name="P3"/>
      <text:p text:style-name="P3"/>
      <text:p text:style-name="P3"/>
      <text:p text:style-name="P3"/>
      <text:p text:style-name="P6"><text:span text:style-name="T1">Київ 202</text:span><text:span text:style-name="T2">4</text:span><text:span text:style-name="T2"/></text:p>
      <text:p text:style-name="P6"/>
      <text:p text:style-name="P4"><text:soft-page-break/>Контрольні запитання <text:s/>і завдання</text:p>
      <text:list xml:id="list879377874" text:style-name="WWNum1">
        <text:list-item>
          <text:p text:style-name="P10">Охарактеризуйте підходи до визначення ефективності менеджменту.</text:p>
        </text:list-item>
      </text:list>
      <text:p text:style-name="P1">Відповідь: <text:span text:style-name="T14">Ек</text:span>ономічний підхід - оцінює ефективність менеджменту через фінансові показники, такі як прибуток <text:span text:style-name="T14">та</text:span> рентабельність. <text:span text:style-name="T14">О</text:span>рганізаційний підхід - оцінює якість роцес<text:span text:style-name="T14">ів</text:span> управління <text:span text:style-name="T14">та структури.</text:span> <text:span text:style-name="T14">С</text:span>оціальний підхід - зосереджується на впливі менеджменту на трудові відносини <text:span text:style-name="T14">та </text:span>мотивацію <text:span text:style-name="T14">співробітників</text:span>.</text:p>
      <text:list xml:id="list144736272959861" text:continue-numbering="true" text:style-name="WWNum1">
        <text:list-item>
          <text:p text:style-name="P10">У чому полягають особливості визначення економічної ефективності системи менеджменту?</text:p>
        </text:list-item>
      </text:list>
      <text:p text:style-name="P15">Відповідь: <text:span text:style-name="T12">А</text:span>наліз <text:span text:style-name="T13">та </text:span>співвідношення фінансових показників, таких як виручка, прибуток, рентабельність, витрати <text:span text:style-name="T13">з</text:span> вкладеними ресурсами та капіталом.</text:p>
      <text:list xml:id="list144735884110829" text:continue-numbering="true" text:style-name="WWNum1">
        <text:list-item>
          <text:p text:style-name="P10">Охарактеризуйте показники, які відображають організаційну ефективність системи менеджменту.</text:p>
        </text:list-item>
      </text:list>
      <text:p text:style-name="P1">Відповідь: Показники можуть включати такі аспекти, як рівень функцій управління, структура організації, швидкість прийняття рішень, ефективність комунікацій, рівень трудової дисципліни <text:span text:style-name="T11">та </text:span>ін.</text:p>
      <text:list xml:id="list144736275794570" text:continue-numbering="true" text:style-name="WWNum1">
        <text:list-item>
          <text:p text:style-name="P10">Розкрийте проблеми, пов’язані із визначенням соціальної ефективності менеджменту.</text:p>
        </text:list-item>
      </text:list>
      <text:p text:style-name="P1">Відповідь: Проблеми, пов'язані з визначенням соціальної ефективності менеджменту, можуть бути пов'язані з тим, що соціальні аспекти менеджменту складно виміряти та оцінити кількісно. Це включає вплив менеджменту на мотивацію <text:span text:style-name="T12">співробітників</text:span>, якість трудового життя, рівень задоволення співробітників <text:span text:style-name="T9">та ін.</text:span></text:p>
      <text:list xml:id="list144735506024478" text:continue-numbering="true" text:style-name="WWNum1">
        <text:list-item>
          <text:p text:style-name="P11">Охарактеризуйте на конкретних прикладах вплив організаційних змін та організаційного розвитку на ефективність менеджменту.</text:p>
        </text:list-item>
      </text:list>
      <text:p text:style-name="P1"><text:soft-page-break/>Відповідь: Впровадження нових технологій та методів управління може підвищити продуктивність та ефективність <text:span text:style-name="T8">робочих процесів</text:span>. Реорганізація структури управління з централіз<text:span text:style-name="T8">ованої</text:span> на децентралі<text:span text:style-name="T8">овану</text:span>, може покращити швидкість прийняття управлінських рішень та адаптивність до змін у навколишньому середовищі. Навчання та розвиток <text:span text:style-name="T8">співробітників </text:span>сприяє більш ефективному виконанню завдань та досягненню цілей організації.</text:p>
      <text:list xml:id="list144735901678664" text:continue-numbering="true" text:style-name="WWNum1">
        <text:list-item>
          <text:p text:style-name="P10">Основні критерії оцінки управлінської праці.</text:p>
        </text:list-item>
      </text:list>
      <text:p text:style-name="P1">Відповідь: Досягнення поставлених цілей та результатів, <text:span text:style-name="T7">е</text:span>фективне використання ресурсів, <text:span text:style-name="T7">л</text:span>ідерство та мотивація, <text:span text:style-name="T7">я</text:span>кість прийнятих рішень.</text:p>
      <text:list xml:id="list144736316503386" text:continue-numbering="true" text:style-name="WWNum1">
        <text:list-item>
          <text:p text:style-name="P12">Основні підходи до визначення ефективності управління.</text:p>
        </text:list-item>
      </text:list>
      <text:p text:style-name="P14">Відповідь: Фінансовий підхід, <text:span text:style-name="T6">о</text:span>рганізаційний підхід<text:span text:style-name="T6">, с</text:span>оціальний підхід.</text:p>
      <text:list xml:id="list144736129338313" text:continue-numbering="true" text:style-name="WWNum1">
        <text:list-item>
          <text:p text:style-name="P12">Коефіцієнти, які характеризують економічну ефективність управлінського персоналу.</text:p>
        </text:list-item>
      </text:list>
      <text:p text:style-name="P14">Відповідь: Коефіцієнт рентабельності, <text:span text:style-name="T5">к</text:span>оефіцієнт продуктивності, <text:span text:style-name="T5">к</text:span>оефіцієнт ефективності використання ресурсів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1945in" style:contextual-spacing="false" fo:line-height="105%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uk" fo:country="UA" style:letter-kerning="false" style:font-name-asian="Calibri1" style:font-family-asian="Calibri" style:font-family-generic-asian="system" style:font-pitch-asian="variable" style:font-size-asian="14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.0835in" fo:margin-bottom="0.1945in" style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0835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6:34:00</meta:creation-date>
    <dc:language>en-US</dc:language>
    <dc:date>2024-03-28T14:47:32.477999391</dc:date>
    <meta:editing-cycles>128</meta:editing-cycles>
    <meta:editing-duration>PT6H15M36S</meta:editing-duration>
    <meta:generator>LibreOffice/7.4.7.2$Linux_X86_64 LibreOffice_project/40$Build-2</meta:generator>
    <meta:document-statistic meta:table-count="0" meta:image-count="0" meta:object-count="0" meta:page-count="3" meta:paragraph-count="28" meta:word-count="302" meta:character-count="2705" meta:non-whitespace-character-count="2438"/>
    <meta:user-defined meta:name="AppVersion">15.0000</meta:user-defined>
    <meta:template xlink:type="simple" xlink:actuate="onRequest" xlink:title="Normal" xlink:href=""/>
  </office:meta>
</office:document-meta>
</file>